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9.086cm" fo:min-width="12.09cm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7.41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7.863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9.502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7.495cm"/>
    </style:style>
    <style:style style:name="gr6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159cm" fo:min-width="10.23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107cm" fo:min-width="6.711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107cm" fo:min-width="4.569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887cm" fo:min-width="5.229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9cm" fo:min-width="6.483cm"/>
    </style:style>
    <style:style style:name="gr11" style:family="graphic" style:parent-style-name="objectwithoutfill">
      <style:graphic-properties svg:stroke-width="0.053cm" svg:stroke-color="#0066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1.851cm" fo:min-width="3.801cm"/>
    </style:style>
    <style:style style:name="gr13" style:family="graphic" style:parent-style-name="standard">
      <style:graphic-properties draw:textarea-horizontal-align="justify" draw:textarea-vertical-align="middle" draw:auto-grow-height="false" fo:min-height="1.951cm" fo:min-width="3.1cm"/>
    </style:style>
    <style:style style:name="gr14" style:family="graphic" style:parent-style-name="standard">
      <style:graphic-properties draw:textarea-horizontal-align="justify" draw:textarea-vertical-align="middle" draw:auto-grow-height="false" fo:min-height="1.951cm" fo:min-width="3.801cm"/>
    </style:style>
    <style:style style:name="gr15" style:family="graphic" style:parent-style-name="standard">
      <style:graphic-properties draw:textarea-horizontal-align="justify" draw:textarea-vertical-align="middle" draw:auto-grow-height="false" fo:min-height="1.852cm" fo:min-width="3.801cm"/>
    </style:style>
    <style:style style:name="gr16" style:family="graphic" style:parent-style-name="standard">
      <style:graphic-properties draw:textarea-horizontal-align="justify" draw:textarea-vertical-align="middle" draw:auto-grow-height="false" fo:min-height="0.2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18" style:family="graphic" style:parent-style-name="standard">
      <style:graphic-properties draw:fill-color="#00cc33" draw:textarea-horizontal-align="justify" draw:textarea-vertical-align="middle" draw:auto-grow-height="false" fo:min-height="0.2cm" fo:min-width="0cm"/>
    </style:style>
    <style:style style:name="gr19" style:family="graphic" style:parent-style-name="standard">
      <style:graphic-properties draw:stroke="solid" svg:stroke-width="0.035cm" svg:stroke-color="#0066cc" draw:marker-start-width="0.252cm" draw:marker-end-width="0.252cm" draw:fill="solid" draw:fill-color="#729fcf" draw:textarea-vertical-align="middle" draw:auto-grow-height="false" draw:auto-grow-width="true" fo:min-height="1.85cm" fo:min-width="1.865cm"/>
    </style:style>
    <style:style style:name="gr20" style:family="graphic" style:parent-style-name="standard">
      <style:graphic-properties draw:stroke="solid" svg:stroke-width="0.035cm" svg:stroke-color="#0066cc" draw:marker-start-width="0.252cm" draw:marker-end-width="0.252cm" draw:fill="solid" draw:fill-color="#729fcf" draw:textarea-vertical-align="middle" draw:auto-grow-height="false" draw:auto-grow-width="true" fo:min-height="1.85cm" fo:min-width="0cm"/>
    </style:style>
    <style:style style:name="gr21" style:family="graphic" style:parent-style-name="standard">
      <style:graphic-properties draw:stroke="solid" svg:stroke-width="0.035cm" svg:stroke-color="#0066cc" draw:marker-start-width="0.252cm" draw:marker-end-width="0.252cm" draw:fill="solid" draw:fill-color="#00cc33" draw:textarea-vertical-align="middle" draw:auto-grow-height="false" draw:auto-grow-width="true" fo:min-height="1.85cm" fo:min-width="1.865cm"/>
    </style:style>
    <style:style style:name="gr22" style:family="graphic" style:parent-style-name="standard">
      <style:graphic-properties draw:stroke="solid" svg:stroke-width="0.035cm" svg:stroke-color="#0066cc" draw:marker-start-width="0.252cm" draw:marker-end-width="0.252cm" draw:fill="solid" draw:fill-color="#729fcf" draw:textarea-vertical-align="middle" draw:auto-grow-height="false" draw:auto-grow-width="true" fo:min-height="1.85cm" fo:min-width="0.547cm"/>
    </style:style>
    <style:style style:name="gr23" style:family="graphic" style:parent-style-name="standard">
      <style:graphic-properties draw:stroke="solid" svg:stroke-width="0.035cm" svg:stroke-color="#0066cc" draw:marker-start-width="0.252cm" draw:marker-end-width="0.252cm" draw:fill="solid" draw:fill-color="#729fcf" draw:textarea-vertical-align="middle" draw:auto-grow-height="false" draw:auto-grow-width="true" fo:min-height="1.85cm" fo:min-width="1.047cm"/>
    </style:style>
    <style:style style:name="gr24" style:family="graphic" style:parent-style-name="objectwithoutfill">
      <style:graphic-properties svg:stroke-width="0.053cm" svg:stroke-color="#0000cc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cc00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35cm" draw:marker-start-width="0.252cm" draw:marker-end-width="0.252cm" draw:fill-color="#00cc33" draw:textarea-horizontal-align="justify" draw:textarea-vertical-align="middle" draw:auto-grow-height="false" fo:min-height="0.99cm" fo:min-width="0.74cm" fo:padding-top="0.142cm" fo:padding-bottom="0.142cm" fo:padding-left="0.267cm" fo:padding-right="0.267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color="#cc0000" draw:fill-color="#ffcc00" draw:textarea-horizontal-align="justify" draw:textarea-vertical-align="middle" draw:auto-grow-height="false" fo:min-height="1.25cm" fo:min-width="2.1cm"/>
    </style:style>
    <style:style style:name="gr29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draw:stroke="dash" draw:stroke-dash="Fine_20_Dashed"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draw:stroke="dash" draw:stroke-dash="Fine_20_Dashed" svg:stroke-width="0.035cm" svg:stroke-color="#9999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66cc" fo:font-size="44pt" fo:font-weight="bold" style:font-size-asian="60pt" style:font-size-complex="60pt"/>
    </style:style>
    <style:style style:name="P3" style:family="paragraph">
      <loext:graphic-properties draw:fill="solid" draw:fill-color="#ffffff"/>
      <style:paragraph-properties fo:text-align="center"/>
      <style:text-properties fo:font-size="4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48pt" fo:font-weight="normal"/>
    </style:style>
    <style:style style:name="P6" style:family="paragraph">
      <loext:graphic-properties draw:fill="solid" draw:fill-color="#ffffff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color="#0066cc" fo:font-size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style:paragraph-properties fo:text-align="center"/>
      <style:text-properties style:use-window-font-color="true"/>
    </style:style>
    <style:style style:name="P11" style:family="paragraph">
      <loext:graphic-properties draw:fill="solid" draw:fill-color="#729fcf"/>
      <style:paragraph-properties fo:text-align="center"/>
      <style:text-properties style:use-window-font-color="true"/>
    </style:style>
    <style:style style:name="P12" style:family="paragraph">
      <loext:graphic-properties draw:fill="solid" draw:fill-color="#00cc33"/>
      <style:paragraph-properties fo:text-align="center"/>
      <style:text-properties style:use-window-font-color="true"/>
    </style:style>
    <style:style style:name="P13" style:family="paragraph">
      <style:paragraph-properties fo:text-align="center"/>
      <style:text-properties style:use-window-font-color="true" fo:font-size="14pt"/>
    </style:style>
    <style:style style:name="P14" style:family="paragraph">
      <loext:graphic-properties draw:fill="solid" draw:fill-color="#729fcf"/>
      <style:paragraph-properties fo:text-align="center"/>
      <style:text-properties style:use-window-font-color="true" fo:font-size="14pt"/>
    </style:style>
    <style:style style:name="P15" style:family="paragraph">
      <style:paragraph-properties fo:text-align="center"/>
      <style:text-properties style:use-window-font-color="true" fo:font-size="18pt"/>
    </style:style>
    <style:style style:name="P16" style:family="paragraph">
      <loext:graphic-properties draw:fill="solid" draw:fill-color="#729fcf"/>
      <style:paragraph-properties fo:text-align="center"/>
      <style:text-properties style:use-window-font-color="true" fo:font-size="18pt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style:paragraph-properties fo:text-align="center"/>
      <style:text-properties fo:color="#808080"/>
    </style:style>
    <style:style style:name="P20" style:family="paragraph">
      <loext:graphic-properties draw:fill="none"/>
      <style:paragraph-properties fo:text-align="center"/>
      <style:text-properties fo:color="#808080"/>
    </style:style>
    <style:style style:name="T1" style:family="text">
      <style:text-properties fo:color="#0066cc" fo:font-size="44pt" fo:font-weight="bold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9933" fo:font-size="36pt" style:font-size-asian="36pt" style:font-size-complex="36pt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color="#009933" fo:font-size="36pt" fo:font-weight="normal" fo:background-color="transparent" style:font-size-asian="36pt" style:font-size-complex="36pt"/>
    </style:style>
    <style:style style:name="T6" style:family="text">
      <style:text-properties fo:color="#009933" fo:font-size="28pt" style:font-size-asian="28pt" style:font-size-complex="28pt"/>
    </style:style>
    <style:style style:name="T7" style:family="text">
      <style:text-properties fo:color="#009933" fo:font-size="28pt" fo:font-weight="normal" fo:background-color="transparent" style:font-size-asian="28pt" style:font-size-complex="28pt"/>
    </style:style>
    <style:style style:name="T8" style:family="text">
      <style:text-properties fo:color="#0066cc" fo:font-size="44pt" style:font-size-asian="44pt" style:font-size-complex="44pt"/>
    </style:style>
    <style:style style:name="T9" style:family="text">
      <style:text-properties fo:color="#0066cc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cm" svg:height="13.5cm" svg:x="5.8cm" svg:y="3.75cm">
          <text:p text:style-name="P1"><text:span text:style-name="T1">Continu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915cm" svg:height="3.409cm" svg:x="10.893cm" svg:y="2cm">
          <draw:text-box>
            <text:p text:style-name="P1"><text:span text:style-name="T2">Culture</text:span></text:p>
            <text:p text:style-name="P1"><text:span text:style-name="T3">Improvement</text:span></text:p>
          </draw:text-box>
        </draw:frame>
        <draw:frame draw:style-name="gr3" draw:text-style-name="P4" draw:layer="layout" svg:width="8.363cm" svg:height="3.409cm" svg:x="20cm" svg:y="8.796cm">
          <draw:text-box>
            <text:p text:style-name="P1"><text:span text:style-name="T2">Automation</text:span></text:p>
            <text:p text:style-name="P1"><text:span text:style-name="T3">Delivery</text:span></text:p>
          </draw:text-box>
        </draw:frame>
        <draw:frame draw:style-name="gr4" draw:text-style-name="P4" draw:layer="layout" svg:width="10.002cm" svg:height="3.409cm" svg:x="9.43cm" svg:y="15.1cm">
          <draw:text-box>
            <text:p text:style-name="P1"><text:span text:style-name="T3">Learning</text:span></text:p>
            <text:p text:style-name="P1"><text:span text:style-name="T2">Measurement</text:span></text:p>
          </draw:text-box>
        </draw:frame>
        <draw:frame draw:style-name="gr5" draw:text-style-name="P5" draw:layer="layout" svg:width="7.995cm" svg:height="3.409cm" svg:x="1.205cm" svg:y="8.796cm">
          <draw:text-box>
            <text:p text:style-name="P1"><text:span text:style-name="T4">Sharing</text:span></text:p>
            <text:p text:style-name="P1"><text:span text:style-name="T5">Collaboration</text:span></text:p>
          </draw:text-box>
        </draw:frame>
      </draw:page>
      <draw:page draw:name="page2" draw:style-name="dp1" draw:master-page-name="Default">
        <draw:frame draw:style-name="gr6" draw:text-style-name="P3" xml:id="id1" draw:id="id1" draw:layer="layout" svg:width="10.782cm" svg:height="3.461cm" svg:x="9.459cm" svg:y="2cm">
          <draw:text-box>
            <text:p text:style-name="P1"><text:span text:style-name="T2">Plan</text:span></text:p>
            <text:p text:style-name="P1"><text:span text:style-name="T6">Challenge and Solution</text:span></text:p>
          </draw:text-box>
        </draw:frame>
        <draw:frame draw:style-name="gr7" draw:text-style-name="P6" xml:id="id2" draw:id="id2" draw:layer="layout" svg:width="7.315cm" svg:height="3.409cm" svg:x="21.137cm" svg:y="8.8cm">
          <draw:text-box>
            <text:p text:style-name="P1"><text:span text:style-name="T2">Do</text:span></text:p>
            <text:p text:style-name="P1"><text:span text:style-name="T6">Implementation</text:span></text:p>
          </draw:text-box>
        </draw:frame>
        <draw:frame draw:style-name="gr8" draw:text-style-name="P6" xml:id="id3" draw:id="id3" draw:layer="layout" svg:width="5.173cm" svg:height="3.409cm" svg:x="12.29cm" svg:y="15.1cm">
          <draw:text-box>
            <text:p text:style-name="P1"><text:span text:style-name="T6">Evaluation</text:span></text:p>
            <text:p text:style-name="P1"><text:span text:style-name="T2">Check</text:span></text:p>
          </draw:text-box>
        </draw:frame>
        <draw:frame draw:style-name="gr9" draw:text-style-name="P5" xml:id="id4" draw:id="id4" draw:layer="layout" svg:width="5.833cm" svg:height="4.241cm" svg:x="2.205cm" svg:y="8.406cm">
          <draw:text-box>
            <text:p text:style-name="P1"><text:span text:style-name="T4">Act</text:span></text:p>
            <text:p text:style-name="P1"><text:span text:style-name="T7">Standardize</text:span></text:p>
            <text:p text:style-name="P1"><text:span text:style-name="T7">or Improve</text:span></text:p>
          </draw:text-box>
        </draw:frame>
        <draw:frame draw:style-name="gr10" draw:text-style-name="P7" draw:layer="layout" svg:width="6.983cm" svg:height="4.189cm" svg:x="11.359cm" svg:y="8.406cm">
          <draw:text-box>
            <text:p text:style-name="P1"><text:span text:style-name="T8">«Kaizen»</text:span></text:p>
            <text:p text:style-name="P1"><text:span text:style-name="T9">Continuous</text:span></text:p>
            <text:p text:style-name="P1"><text:span text:style-name="T9">Improvement</text:span></text:p>
          </draw:text-box>
        </draw:frame>
        <draw:connector draw:style-name="gr11" draw:text-style-name="P8" draw:layer="layout" svg:x1="20.241cm" svg:y1="3.73cm" svg:x2="24.794cm" svg:y2="8.8cm" draw:start-shape="id1" draw:start-glue-point="1" draw:end-shape="id2" svg:d="M20241 3730h4553v5070" svg:viewBox="0 0 4554 5071">
          <text:p/>
        </draw:connector>
        <draw:connector draw:style-name="gr11" draw:text-style-name="P8" draw:layer="layout" svg:x1="24.794cm" svg:y1="12.209cm" svg:x2="17.463cm" svg:y2="16.804cm" draw:start-shape="id2" draw:start-glue-point="2" draw:end-shape="id3" draw:end-glue-point="1" svg:d="M24794 12209v4595h-7331" svg:viewBox="0 0 7332 4596">
          <text:p/>
        </draw:connector>
        <draw:connector draw:style-name="gr11" draw:text-style-name="P8" draw:layer="layout" svg:x1="12.29cm" svg:y1="16.804cm" svg:x2="5.121cm" svg:y2="12.647cm" draw:start-shape="id3" draw:start-glue-point="3" draw:end-shape="id4" draw:end-glue-point="2" svg:d="M12290 16804h-7169v-4157" svg:viewBox="0 0 7170 4158">
          <text:p/>
        </draw:connector>
        <draw:connector draw:style-name="gr11" draw:text-style-name="P8" draw:layer="layout" svg:x1="5.121cm" svg:y1="8.406cm" svg:x2="9.459cm" svg:y2="3.73cm" draw:start-shape="id4" draw:start-glue-point="0" draw:end-shape="id1" draw:end-glue-point="3" svg:d="M5121 8406v-4676h4338" svg:viewBox="0 0 4339 4677">
          <text:p/>
        </draw:connector>
      </draw:page>
      <draw:page draw:name="page3" draw:style-name="dp1" draw:master-page-name="Default">
        <draw:custom-shape draw:style-name="gr12" draw:text-style-name="P1" draw:layer="layout" svg:width="4.3cm" svg:height="2.1cm" svg:x="5.3cm" svg:y="15.2cm">
          <text:p text:style-name="P1">delive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8.8cm" svg:y="15.2cm">
          <text:p text:style-name="P1">deplo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6.2cm" svg:y="12cm">
          <text:p text:style-name="P1">UA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13cm" svg:y="12cm">
          <text:p text:style-name="P1">perf.</text:p>
          <text:p text:style-name="P1">test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6cm" svg:height="2.2cm" svg:x="2cm" svg:y="6.9cm">
          <text:p text:style-name="P1">commit</text:p>
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3cm" svg:height="2.2cm" svg:x="4.8cm" svg:y="6.9cm">
          <text:p text:style-name="P1">compil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4.3cm" svg:height="2.101cm" svg:x="18.4cm" svg:y="10.799cm">
          <text:p text:style-name="P1">integration</text:p>
          <text:p text:style-name="P1">test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20.5cm" svg:y="6.5cm">
          <text:p text:style-name="P1">code</text:p>
          <text:p text:style-name="P1">analysi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19.2cm" svg:y="2.9cm">
          <text:p text:style-name="P1">e2e</text:p>
          <text:p text:style-name="P1">test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9.6cm" svg:y="5.9cm">
          <text:p text:style-name="P1">unit</text:p>
          <text:p text:style-name="P1">test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9.6cm" svg:y="8.2cm">
          <text:p text:style-name="P1">validate</text:p>
          <text:p text:style-name="P1">license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g>
          <draw:custom-shape draw:style-name="gr16" draw:text-style-name="P1" xml:id="id7" draw:id="id7" draw:layer="layout" svg:width="0.9cm" svg:height="0.9cm" svg:x="7.6cm" svg:y="7.55cm">
            <text:p text:style-name="P1">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1" xml:id="id8" draw:id="id8" draw:layer="layout" svg:width="3.4cm" svg:height="1.6cm" svg:x="1.3cm" svg:y="13.7cm">
            <text:p text:style-name="P1">failure</text:p>
            <text:p text:style-name="P1">feedback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16" draw:text-style-name="P1" xml:id="id11" draw:id="id11" draw:layer="layout" svg:width="0.9cm" svg:height="0.9cm" svg:x="13cm" svg:y="7.55cm">
            <text:p text:style-name="P1">?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6" draw:text-style-name="P1" xml:id="id15" draw:id="id15" draw:layer="layout" svg:width="0.9cm" svg:height="0.9cm" svg:x="18.4cm" svg:y="7.55cm">
            <text:p text:style-name="P1">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9" xml:id="id18" draw:id="id18" draw:layer="layout" svg:width="0.9cm" svg:height="0.9cm" svg:x="24cm" svg:y="7.5cm">
            <text:p text:style-name="P1">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11" xml:id="id20" draw:id="id20" draw:layer="layout" svg:width="2.365cm" svg:height="1.6cm" svg:x="25.593cm" svg:y="12.8cm">
            <draw:text-box>
              <text:p text:style-name="P10">deploy</text:p>
            </draw:text-box>
          </draw:frame>
          <draw:frame draw:style-name="gr20" draw:text-style-name="P11" xml:id="id19" draw:id="id19" draw:layer="layout" svg:width="2.365cm" svg:height="1.6cm" svg:x="25.593cm" svg:y="7.125cm">
            <draw:text-box>
              <text:p text:style-name="P10">deliver</text:p>
            </draw:text-box>
          </draw:frame>
          <draw:frame draw:style-name="gr21" draw:text-style-name="P12" xml:id="id17" draw:id="id17" draw:layer="layout" svg:width="2.365cm" svg:height="1.6cm" svg:x="20.4cm" svg:y="8.4cm">
            <draw:text-box>
              <text:p text:style-name="P10">UAT</text:p>
            </draw:text-box>
          </draw:frame>
          <draw:frame draw:style-name="gr19" draw:text-style-name="P11" xml:id="id16" draw:id="id16" draw:layer="layout" svg:width="2.365cm" svg:height="1.6cm" svg:x="20.4cm" svg:y="5.8cm">
            <draw:text-box>
              <text:p text:style-name="P10">perf.</text:p>
              <text:p text:style-name="P10">tests</text:p>
            </draw:text-box>
          </draw:frame>
          <draw:frame draw:style-name="gr19" draw:text-style-name="P14" xml:id="id13" draw:id="id13" draw:layer="layout" svg:width="2.365cm" svg:height="1.6cm" svg:x="14.935cm" svg:y="9.1cm">
            <draw:text-box>
              <text:p text:style-name="P13">code</text:p>
              <text:p text:style-name="P13">analysis</text:p>
            </draw:text-box>
          </draw:frame>
          <draw:frame draw:style-name="gr19" draw:text-style-name="P11" xml:id="id14" draw:id="id14" draw:layer="layout" svg:width="2.365cm" svg:height="1.6cm" svg:x="14.935cm" svg:y="7.2cm">
            <draw:text-box>
              <text:p text:style-name="P10">e2e</text:p>
              <text:p text:style-name="P10">tests</text:p>
            </draw:text-box>
          </draw:frame>
          <draw:frame draw:style-name="gr19" draw:text-style-name="P11" xml:id="id12" draw:id="id12" draw:layer="layout" svg:width="2.365cm" svg:height="1.6cm" svg:x="14.935cm" svg:y="5.3cm">
            <draw:text-box>
              <text:p text:style-name="P10">integr.</text:p>
              <text:p text:style-name="P10">tests</text:p>
            </draw:text-box>
          </draw:frame>
          <draw:frame draw:style-name="gr19" draw:text-style-name="P16" xml:id="id9" draw:id="id9" draw:layer="layout" svg:width="2.365cm" svg:height="1.6cm" svg:x="9.6cm" svg:y="5.8cm">
            <draw:text-box>
              <text:p text:style-name="P15">unit</text:p>
              <text:p text:style-name="P15">tests</text:p>
            </draw:text-box>
          </draw:frame>
          <draw:frame draw:style-name="gr19" draw:text-style-name="P14" xml:id="id10" draw:id="id10" draw:layer="layout" svg:width="2.365cm" svg:height="1.6cm" svg:x="9.6cm" svg:y="8.6cm">
            <draw:text-box>
              <text:p text:style-name="P13">validate</text:p>
              <text:p text:style-name="P13">licenses</text:p>
            </draw:text-box>
          </draw:frame>
          <draw:frame draw:style-name="gr22" draw:text-style-name="P11" xml:id="id6" draw:id="id6" draw:layer="layout" svg:width="2.682cm" svg:height="1.6cm" svg:x="4.3cm" svg:y="7.2cm">
            <draw:text-box>
              <text:p text:style-name="P10">compile</text:p>
            </draw:text-box>
          </draw:frame>
          <draw:frame draw:style-name="gr23" draw:text-style-name="P11" xml:id="id5" draw:id="id5" draw:layer="layout" svg:width="2.547cm" svg:height="1.6cm" svg:x="1.153cm" svg:y="7.2cm">
            <draw:text-box>
              <text:p text:style-name="P10">commit</text:p>
            </draw:text-box>
          </draw:frame>
          <draw:connector draw:style-name="gr24" draw:text-style-name="P8" draw:layer="layout" svg:x1="3.7cm" svg:y1="8cm" svg:x2="4.3cm" svg:y2="8cm" draw:start-shape="id5" draw:start-glue-point="1" draw:end-shape="id6" draw:end-glue-point="3" svg:d="M3700 8000h600" svg:viewBox="0 0 601 1">
            <text:p/>
          </draw:connector>
          <draw:connector draw:style-name="gr24" draw:text-style-name="P8" draw:layer="layout" svg:x1="6.982cm" svg:y1="8cm" svg:x2="7.6cm" svg:y2="8cm" draw:start-shape="id6" draw:start-glue-point="1" draw:end-shape="id7" draw:end-glue-point="5" svg:d="M6982 8000h618" svg:viewBox="0 0 619 1">
            <text:p/>
          </draw:connector>
          <draw:connector draw:style-name="gr25" draw:text-style-name="P17" draw:layer="layout" svg:x1="8.05cm" svg:y1="8.45cm" svg:x2="3cm" svg:y2="13.7cm" draw:start-shape="id7" draw:start-glue-point="6" draw:end-shape="id8" svg:d="M8050 8450v2626h-5050v2624" svg:viewBox="0 0 5051 5251">
            <text:p/>
          </draw:connector>
          <draw:connector draw:style-name="gr24" draw:text-style-name="P8" draw:layer="layout" svg:x1="8.5cm" svg:y1="8cm" svg:x2="9.6cm" svg:y2="6.6cm" draw:start-shape="id7" draw:start-glue-point="7" draw:end-shape="id9" svg:d="M8500 8000h542v-1400h558" svg:viewBox="0 0 1101 1401">
            <text:p/>
          </draw:connector>
          <draw:connector draw:style-name="gr24" draw:text-style-name="P8" draw:layer="layout" svg:x1="8.5cm" svg:y1="8cm" svg:x2="9.6cm" svg:y2="9.4cm" draw:start-shape="id7" draw:start-glue-point="7" draw:end-shape="id10" svg:d="M8500 8000h542v1400h558" svg:viewBox="0 0 1101 1401">
            <text:p/>
          </draw:connector>
          <draw:connector draw:style-name="gr24" draw:text-style-name="P8" draw:layer="layout" svg:x1="11.965cm" svg:y1="6.6cm" svg:x2="13cm" svg:y2="8cm" draw:start-shape="id9" draw:start-glue-point="1" draw:end-shape="id11" draw:end-glue-point="5" svg:d="M11965 6600h526v1400h509" svg:viewBox="0 0 1036 1401">
            <text:p/>
          </draw:connector>
          <draw:connector draw:style-name="gr24" draw:text-style-name="P8" draw:layer="layout" svg:x1="11.965cm" svg:y1="9.4cm" svg:x2="13cm" svg:y2="8cm" draw:start-shape="id10" draw:start-glue-point="1" draw:end-shape="id11" draw:end-glue-point="5" svg:d="M11965 9400h526v-1400h509" svg:viewBox="0 0 1036 1401">
            <text:p/>
          </draw:connector>
          <draw:connector draw:style-name="gr24" draw:text-style-name="P8" draw:layer="layout" svg:x1="13.9cm" svg:y1="8cm" svg:x2="14.935cm" svg:y2="6.1cm" draw:start-shape="id11" draw:start-glue-point="7" draw:end-shape="id12" draw:end-glue-point="3" svg:d="M13900 8000h510v-1900h525" svg:viewBox="0 0 1036 1901">
            <text:p/>
          </draw:connector>
          <draw:connector draw:style-name="gr24" draw:text-style-name="P8" draw:layer="layout" svg:x1="13.9cm" svg:y1="8cm" svg:x2="14.935cm" svg:y2="9.9cm" draw:start-shape="id11" draw:start-glue-point="7" draw:end-shape="id13" draw:end-glue-point="3" svg:d="M13900 8000h510v1900h525" svg:viewBox="0 0 1036 1901">
            <text:p/>
          </draw:connector>
          <draw:connector draw:style-name="gr24" draw:text-style-name="P8" draw:layer="layout" svg:x1="13.9cm" svg:y1="8cm" svg:x2="14.935cm" svg:y2="8cm" draw:start-shape="id11" draw:start-glue-point="7" draw:end-shape="id14" draw:end-glue-point="3" svg:d="M13900 8000h1035" svg:viewBox="0 0 1036 1">
            <text:p/>
          </draw:connector>
          <draw:connector draw:style-name="gr24" draw:text-style-name="P8" draw:layer="layout" svg:x1="17.3cm" svg:y1="8cm" svg:x2="18.4cm" svg:y2="8cm" draw:start-shape="id14" draw:start-glue-point="1" draw:end-shape="id15" draw:end-glue-point="5" svg:d="M17300 8000h1100" svg:viewBox="0 0 1101 1">
            <text:p/>
          </draw:connector>
          <draw:connector draw:style-name="gr24" draw:text-style-name="P8" draw:layer="layout" svg:x1="17.3cm" svg:y1="9.9cm" svg:x2="18.4cm" svg:y2="8cm" draw:start-shape="id13" draw:start-glue-point="1" draw:end-shape="id15" draw:end-glue-point="5" svg:d="M17300 9900h559v-1900h541" svg:viewBox="0 0 1101 1901">
            <text:p/>
          </draw:connector>
          <draw:connector draw:style-name="gr24" draw:text-style-name="P8" draw:layer="layout" svg:x1="17.3cm" svg:y1="6.1cm" svg:x2="18.4cm" svg:y2="8cm" draw:start-shape="id12" draw:start-glue-point="1" draw:end-shape="id15" draw:end-glue-point="5" svg:d="M17300 6100h559v1900h541" svg:viewBox="0 0 1101 1901">
            <text:p/>
          </draw:connector>
          <draw:connector draw:style-name="gr25" draw:text-style-name="P17" draw:layer="layout" svg:x1="13.45cm" svg:y1="8.45cm" svg:x2="3cm" svg:y2="13.7cm" draw:start-shape="id11" draw:start-glue-point="6" draw:end-shape="id8" draw:end-glue-point="0" svg:d="M13450 8450v2626h-10450v2624" svg:viewBox="0 0 10451 5251">
            <text:p/>
          </draw:connector>
          <draw:connector draw:style-name="gr25" draw:text-style-name="P17" draw:layer="layout" svg:x1="18.85cm" svg:y1="8.45cm" svg:x2="3cm" svg:y2="13.7cm" draw:start-shape="id15" draw:start-glue-point="6" draw:end-shape="id8" draw:end-glue-point="0" svg:d="M18850 8450v2626h-15850v2624" svg:viewBox="0 0 15851 5251">
            <text:p/>
          </draw:connector>
          <draw:connector draw:style-name="gr24" draw:text-style-name="P8" draw:layer="layout" svg:x1="19.3cm" svg:y1="8cm" svg:x2="20.4cm" svg:y2="6.6cm" draw:start-shape="id15" draw:start-glue-point="7" draw:end-shape="id16" draw:end-glue-point="3" svg:d="M19300 8000h542v-1400h558" svg:viewBox="0 0 1101 1401">
            <text:p/>
          </draw:connector>
          <draw:connector draw:style-name="gr24" draw:text-style-name="P8" draw:layer="layout" svg:x1="19.3cm" svg:y1="8cm" svg:x2="20.4cm" svg:y2="9.2cm" draw:start-shape="id15" draw:start-glue-point="7" draw:end-shape="id17" draw:end-glue-point="3" svg:d="M19300 8000h542v1200h558" svg:viewBox="0 0 1101 1201">
            <text:p/>
          </draw:connector>
          <draw:connector draw:style-name="gr24" draw:text-style-name="P8" draw:layer="layout" svg:x1="22.765cm" svg:y1="6.6cm" svg:x2="24cm" svg:y2="7.95cm" draw:start-shape="id16" draw:start-glue-point="1" draw:end-shape="id18" draw:end-glue-point="5" svg:d="M22765 6600h626v1350h609" svg:viewBox="0 0 1236 1351">
            <text:p/>
          </draw:connector>
          <draw:connector draw:style-name="gr24" draw:text-style-name="P8" draw:layer="layout" svg:x1="22.765cm" svg:y1="9.2cm" svg:x2="24cm" svg:y2="7.95cm" draw:start-shape="id17" draw:start-glue-point="1" draw:end-shape="id18" draw:end-glue-point="5" svg:d="M22765 9200h626v-1250h609" svg:viewBox="0 0 1236 1251">
            <text:p/>
          </draw:connector>
          <draw:connector draw:style-name="gr24" draw:text-style-name="P8" draw:layer="layout" svg:x1="24.9cm" svg:y1="7.95cm" svg:x2="25.593cm" svg:y2="7.925cm" draw:start-shape="id18" draw:start-glue-point="7" draw:end-shape="id19" draw:end-glue-point="3" svg:d="M24900 7950h339v-25h354" svg:viewBox="0 0 694 26">
            <text:p/>
          </draw:connector>
          <draw:connector draw:style-name="gr24" draw:text-style-name="P8" draw:layer="layout" svg:x1="26.775cm" svg:y1="8.725cm" svg:x2="26.775cm" svg:y2="12.8cm" draw:start-shape="id19" draw:end-shape="id20" draw:end-glue-point="0" svg:d="M26775 8725v4075" svg:viewBox="0 0 1 4076">
            <text:p/>
          </draw:connector>
          <draw:connector draw:style-name="gr25" draw:text-style-name="P17" draw:layer="layout" svg:x1="24.45cm" svg:y1="8.4cm" svg:x2="3cm" svg:y2="13.7cm" draw:start-shape="id18" draw:start-glue-point="6" draw:end-shape="id8" draw:end-glue-point="0" svg:d="M24450 8400v2651h-21450v2649" svg:viewBox="0 0 21451 5301">
            <text:p/>
          </draw:connector>
          <draw:custom-shape draw:style-name="gr26" draw:text-style-name="P9" xml:id="id21" draw:id="id21" draw:layer="layout" svg:width="1.8cm" svg:height="1.8cm" svg:x="21.7cm" svg:y="12.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onnector draw:style-name="gr27" draw:text-style-name="P8" draw:layer="layout" draw:type="line" svg:x1="21.582cm" svg:y1="10cm" svg:x2="22.6cm" svg:y2="12.1cm" draw:start-shape="id17" draw:start-glue-point="2" draw:end-shape="id21" draw:end-glue-point="4" svg:d="M21582 10000l1018 2100" svg:viewBox="0 0 1019 2101">
            <text:p/>
          </draw:connector>
          <draw:connector draw:style-name="gr27" draw:text-style-name="P8" draw:layer="layout" draw:type="line" svg:x1="24.45cm" svg:y1="8.4cm" svg:x2="22.6cm" svg:y2="12.1cm" draw:start-shape="id18" draw:start-glue-point="6" draw:end-shape="id21" draw:end-glue-point="4" svg:d="M24450 8400l-1850 3700" svg:viewBox="0 0 1851 3701">
            <text:p/>
          </draw:connector>
        </draw:g>
        <draw:g>
          <draw:custom-shape draw:style-name="gr28" draw:text-style-name="P18" xml:id="id22" draw:id="id22" draw:layer="layout" svg:width="2.6cm" svg:height="1.5cm" svg:x="1.2cm" svg:y="1.3cm">
            <text:p text:style-name="P1">DEV</text:p>
            <draw:enhanced-geometry svg:viewBox="0 0 21600 21600" draw:type="rectangle" draw:enhanced-path="M 0 0 L 21600 0 21600 21600 0 21600 0 0 Z N"/>
          </draw:custom-shape>
          <draw:custom-shape draw:style-name="gr28" draw:text-style-name="P18" xml:id="id23" draw:id="id23" draw:layer="layout" svg:width="2.6cm" svg:height="1.5cm" svg:x="25.9cm" svg:y="1.3cm">
            <text:p text:style-name="P1">PROD</text:p>
            <draw:enhanced-geometry svg:viewBox="0 0 21600 21600" draw:type="rectangle" draw:enhanced-path="M 0 0 L 21600 0 21600 21600 0 21600 0 0 Z N"/>
          </draw:custom-shape>
          <draw:connector draw:style-name="gr29" draw:text-style-name="P8" draw:layer="layout" draw:type="line" svg:x1="3.8cm" svg:y1="2.05cm" svg:x2="25.9cm" svg:y2="2.05cm" draw:start-shape="id22" draw:start-glue-point="1" draw:end-shape="id23" draw:end-glue-point="3" svg:d="M3800 2050h22100" svg:viewBox="0 0 22101 1">
            <text:p/>
          </draw:connector>
        </draw:g>
        <draw:g>
          <draw:line draw:style-name="gr30" draw:text-style-name="P8" draw:layer="layout" svg:x1="4.1cm" svg:y1="3.3cm" svg:x2="4.1cm" svg:y2="11.6cm">
            <text:p/>
          </draw:line>
          <draw:line draw:style-name="gr30" draw:text-style-name="P8" draw:layer="layout" svg:x1="8.7cm" svg:y1="3.3cm" svg:x2="8.7cm" svg:y2="11.6cm">
            <text:p/>
          </draw:line>
          <draw:line draw:style-name="gr30" draw:text-style-name="P8" draw:layer="layout" svg:x1="14cm" svg:y1="3.3cm" svg:x2="14cm" svg:y2="11.6cm">
            <text:p/>
          </draw:line>
          <draw:line draw:style-name="gr30" draw:text-style-name="P8" draw:layer="layout" svg:x1="19.4cm" svg:y1="3.3cm" svg:x2="19.4cm" svg:y2="11.6cm">
            <text:p/>
          </draw:line>
          <draw:line draw:style-name="gr30" draw:text-style-name="P8" draw:layer="layout" svg:x1="24.9cm" svg:y1="3.3cm" svg:x2="24.9cm" svg:y2="11.6cm">
            <text:p/>
          </draw:line>
          <draw:line draw:style-name="gr30" draw:text-style-name="P8" draw:layer="layout" svg:x1="28.4cm" svg:y1="3.3cm" svg:x2="28.4cm" svg:y2="11.6cm">
            <text:p/>
          </draw:line>
          <draw:line draw:style-name="gr31" draw:text-style-name="P20" draw:layer="layout" svg:x1="4.2cm" svg:y1="4.1cm" svg:x2="8.6cm" svg:y2="4.1cm">
            <text:p text:style-name="P19">mins</text:p>
          </draw:line>
          <draw:line draw:style-name="gr31" draw:text-style-name="P20" draw:layer="layout" svg:x1="8.8cm" svg:y1="4.1cm" svg:x2="13.9cm" svg:y2="4.1cm">
            <text:p text:style-name="P19">mins</text:p>
          </draw:line>
          <draw:line draw:style-name="gr31" draw:text-style-name="P20" draw:layer="layout" svg:x1="14.1cm" svg:y1="4.1cm" svg:x2="19.2cm" svg:y2="4.1cm">
            <text:p text:style-name="P19">hrs</text:p>
          </draw:line>
          <draw:line draw:style-name="gr31" draw:text-style-name="P20" draw:layer="layout" svg:x1="19.5cm" svg:y1="4.1cm" svg:x2="24.6cm" svg:y2="4.1cm">
            <text:p text:style-name="P19">days</text:p>
          </draw:line>
          <draw:line draw:style-name="gr31" draw:text-style-name="P20" draw:layer="layout" svg:x1="24.9cm" svg:y1="4.1cm" svg:x2="28.3cm" svg:y2="4.1cm">
            <text:p text:style-name="P19">mins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14:59:47.036000000</meta:creation-date>
    <dc:date>2016-07-25T21:49:08.581000000</dc:date>
    <meta:editing-duration>PT21M15S</meta:editing-duration>
    <meta:editing-cycles>4</meta:editing-cycles>
    <meta:generator>LibreOffice/5.0.4.2$Windows_x86 LibreOffice_project/2b9802c1994aa0b7dc6079e128979269cf95bc78</meta:generator>
    <meta:document-statistic meta:object-count="83"/>
  </office:meta>
</office:document-meta>
</file>